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Untitled1">
      <style:graphic-properties draw:stroke="none" draw:textarea-vertical-align="middle" draw:auto-grow-height="false" fo:min-height="17.768cm" fo:min-width="7.736cm"/>
    </style:style>
    <style:style style:name="gr2" style:family="graphic" style:parent-style-name="Object_20_without_20_fill_5f_2">
      <style:graphic-properties draw:stroke="none" draw:textarea-vertical-align="middle" draw:auto-grow-height="false" fo:min-height="17.768cm" fo:min-width="6.855cm"/>
    </style:style>
    <style:style style:name="gr3" style:family="graphic" style:parent-style-name="Object_20_without_20_fill_5f_1">
      <style:graphic-properties draw:stroke="none" draw:textarea-vertical-align="middle" draw:auto-grow-height="false" fo:min-height="17.768cm" fo:min-width="8.277cm"/>
    </style:style>
    <style:style style:name="gr4" style:family="graphic" style:parent-style-name="standard">
      <style:graphic-properties draw:textarea-horizontal-align="justify" draw:textarea-vertical-align="middle" draw:auto-grow-height="false" fo:min-height="1.075cm" fo:min-width="0.827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00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5cm" fo:min-width="2.65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2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5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6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5cm" fo:min-width="0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62cm" fo:min-width="0.92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cm" fo:min-width="0.46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003cm" fo:min-width="0cm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675cm" fo:min-width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325cm" fo:min-width="0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324cm" fo:min-width="0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676cm" fo:min-width="0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676cm" fo:min-width="0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202cm" fo:min-width="0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202cm" fo:min-width="0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676cm" fo:min-width="0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676cm" fo:min-width="0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325cm" fo:min-width="0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001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0.965cm"/>
      <style:paragraph-properties style:writing-mode="lr-tb"/>
    </style:style>
    <style:style style:name="gr2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style:text-position="0% 100%" fo:font-size="15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size="15pt" style:font-size-asian="18pt" style:font-size-complex="18pt"/>
    </style:style>
    <style:style style:name="T2" style:family="text">
      <style:text-properties style:text-position="-33% 58%" fo:font-size="15pt" style:font-size-asian="18pt" style:font-size-complex="18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style:text-position="-33% 58%" fo:font-size="14pt" style:font-size-asian="18pt" style:font-size-complex="18pt"/>
    </style:style>
    <style:style style:name="T5" style:family="text">
      <style:text-properties style:text-position="0% 100%" fo:font-size="15pt" style:font-size-asian="18pt" style:font-size-complex="18pt"/>
    </style:style>
    <style:style style:name="T6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236cm" svg:height="18.018cm" svg:x="18.51cm" svg:y="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355cm" svg:height="18.018cm" svg:x="2.377cm" svg:y="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8.777cm" svg:height="18.018cm" svg:x="9.732cm" svg:y="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875cm" svg:height="1.873cm" svg:x="3.516cm" svg:y="10.217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" draw:text-style-name="P3" draw:layer="layout" svg:x1="5.6cm" svg:y1="4.406cm" svg:x2="5.6cm" svg:y2="2.354cm">
            <text:p/>
          </draw:line>
          <draw:line draw:style-name="gr5" draw:text-style-name="P3" draw:layer="layout" svg:x1="5.6cm" svg:y1="4.406cm" svg:x2="5.6cm" svg:y2="2.354cm">
            <text:p/>
          </draw:line>
          <draw:line draw:style-name="gr5" draw:text-style-name="P3" draw:layer="layout" svg:x1="6.516cm" svg:y1="4.406cm" svg:x2="6.516cm" svg:y2="2.354cm">
            <text:p/>
          </draw:line>
          <draw:line draw:style-name="gr5" draw:text-style-name="P3" draw:layer="layout" svg:x1="7.754cm" svg:y1="3.393cm" svg:x2="6.509cm" svg:y2="3.377cm">
            <text:p/>
          </draw:line>
          <draw:line draw:style-name="gr5" draw:text-style-name="P3" draw:layer="layout" svg:x1="5.619cm" svg:y1="3.393cm" svg:x2="4.374cm" svg:y2="3.377cm">
            <text:p/>
          </draw:line>
        </draw:g>
        <draw:line draw:style-name="gr6" draw:text-style-name="P3" draw:layer="layout" svg:x1="4.426cm" svg:y1="10.225cm" svg:x2="4.429cm" svg:y2="3.452cm">
          <text:p/>
        </draw:line>
        <draw:line draw:style-name="gr6" draw:text-style-name="P3" draw:layer="layout" svg:x1="4.402cm" svg:y1="18.744cm" svg:x2="4.457cm" svg:y2="12.092cm">
          <text:p/>
        </draw:line>
        <draw:g>
          <draw:line draw:style-name="gr5" draw:text-style-name="P3" draw:layer="layout" svg:x1="7.536cm" svg:y1="13.087cm" svg:x2="7.097cm" svg:y2="12.731cm">
            <text:p/>
          </draw:line>
          <draw:line draw:style-name="gr5" draw:text-style-name="P3" draw:layer="layout" svg:x1="7.959cm" svg:y1="11.963cm" svg:x2="7.098cm" svg:y2="12.737cm">
            <text:p/>
          </draw:line>
          <draw:line draw:style-name="gr5" draw:text-style-name="P3" draw:layer="layout" svg:x1="7.975cm" svg:y1="10.473cm" svg:x2="7.083cm" svg:y2="9.727cm">
            <text:p/>
          </draw:line>
          <draw:line draw:style-name="gr5" draw:text-style-name="P3" draw:layer="layout" svg:x1="7.978cm" svg:y1="12cm" svg:x2="7.086cm" svg:y2="11.254cm">
            <text:p/>
          </draw:line>
          <draw:line draw:style-name="gr5" draw:text-style-name="P3" draw:layer="layout" svg:x1="7.97cm" svg:y1="10.441cm" svg:x2="7.109cm" svg:y2="11.215cm">
            <text:p/>
          </draw:line>
          <draw:line draw:style-name="gr5" draw:text-style-name="P3" draw:layer="layout" svg:x1="7.939cm" svg:y1="8.932cm" svg:x2="7.078cm" svg:y2="9.706cm">
            <text:p/>
          </draw:line>
          <draw:line draw:style-name="gr5" draw:text-style-name="P3" draw:layer="layout" svg:x1="7.897cm" svg:y1="8.948cm" svg:x2="7.458cm" svg:y2="8.592cm">
            <text:p/>
          </draw:line>
        </draw:g>
        <draw:line draw:style-name="gr6" draw:text-style-name="P3" draw:layer="layout" svg:x1="4.376cm" svg:y1="18.7cm" svg:x2="27.855cm" svg:y2="18.718cm">
          <text:p/>
        </draw:line>
        <draw:line draw:style-name="gr6" draw:text-style-name="P3" draw:layer="layout" svg:x1="7.448cm" svg:y1="7.568cm" svg:x2="7.474cm" svg:y2="8.591cm">
          <text:p/>
        </draw:line>
        <draw:line draw:style-name="gr6" draw:text-style-name="P3" draw:layer="layout" svg:x1="10.539cm" svg:y1="3.436cm" svg:x2="10.486cm" svg:y2="7.733cm">
          <text:p/>
        </draw:line>
        <draw:line draw:style-name="gr6" draw:text-style-name="P3" draw:layer="layout" svg:x1="7.736cm" svg:y1="3.383cm" svg:x2="10.595cm" svg:y2="3.398cm">
          <text:p/>
        </draw:line>
        <draw:line draw:style-name="gr6" draw:text-style-name="P3" draw:layer="layout" svg:x1="10.44cm" svg:y1="7.739cm" svg:x2="13.18cm" svg:y2="7.759cm">
          <text:p/>
        </draw:line>
        <draw:line draw:style-name="gr6" draw:text-style-name="P3" draw:layer="layout" svg:x1="18.107cm" svg:y1="3.424cm" svg:x2="18.105cm" svg:y2="11.895cm">
          <text:p/>
        </draw:line>
        <draw:g>
          <draw:line draw:style-name="gr5" draw:text-style-name="P3" draw:layer="layout" svg:x1="21.7cm" svg:y1="7.781cm" svg:x2="23.752cm" svg:y2="7.781cm">
            <text:p/>
          </draw:line>
          <draw:line draw:style-name="gr5" draw:text-style-name="P3" draw:layer="layout" svg:x1="21.7cm" svg:y1="7.781cm" svg:x2="23.752cm" svg:y2="7.781cm">
            <text:p/>
          </draw:line>
          <draw:line draw:style-name="gr5" draw:text-style-name="P3" draw:layer="layout" svg:x1="21.7cm" svg:y1="8.448cm" svg:x2="23.752cm" svg:y2="8.448cm">
            <text:p/>
          </draw:line>
          <draw:line draw:style-name="gr5" draw:text-style-name="P3" draw:layer="layout" svg:x1="22.712cm" svg:y1="9.35cm" svg:x2="22.728cm" svg:y2="8.443cm">
            <text:p/>
          </draw:line>
          <draw:line draw:style-name="gr5" draw:text-style-name="P3" draw:layer="layout" svg:x1="22.712cm" svg:y1="7.795cm" svg:x2="22.728cm" svg:y2="6.888cm">
            <text:p/>
          </draw:line>
        </draw:g>
        <draw:line draw:style-name="gr6" draw:text-style-name="P3" draw:layer="layout" svg:x1="14.391cm" svg:y1="6.694cm" svg:x2="14.39cm" svg:y2="7.81cm">
          <text:p/>
        </draw:line>
        <draw:line draw:style-name="gr6" draw:text-style-name="P3" draw:layer="layout" svg:x1="14.489cm" svg:y1="9.06cm" svg:x2="14.91cm" svg:y2="9.733cm">
          <text:p/>
        </draw:line>
        <draw:custom-shape draw:style-name="gr7" draw:text-style-name="P1" draw:layer="layout" svg:width="0.353cm" svg:height="0.358cm" svg:x="14.726cm" svg:y="9.5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53cm" svg:height="0.356cm" svg:x="14.215cm" svg:y="6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55cm" svg:height="0.356cm" svg:x="4.267cm" svg:y="3.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3.151cm" svg:height="1.065cm" svg:x="13.564cm" svg:y="5.62cm">
          <draw:text-box>
            <text:p><text:span text:style-name="T1">V</text:span><text:span text:style-name="T2">cc</text:span><text:span text:style-name="T1"> = 5.0V</text:span></text:p>
          </draw:text-box>
        </draw:frame>
        <draw:frame draw:style-name="gr10" draw:text-style-name="P5" draw:layer="layout" svg:width="3.164cm" svg:height="1.632cm" svg:x="14.878cm" svg:y="9.406cm">
          <draw:text-box>
            <text:p><text:span text:style-name="T3">V</text:span><text:span text:style-name="T4">ee</text:span><text:span text:style-name="T3"> = -5.0V</text:span></text:p>
          </draw:text-box>
        </draw:frame>
        <draw:frame draw:style-name="gr11" draw:text-style-name="P4" draw:layer="layout" svg:width="2.186cm" svg:height="1.575cm" svg:x="5.2cm" svg:y="1.579cm">
          <draw:text-box>
            <text:p><text:span text:style-name="T1">220nF</text:span></text:p>
          </draw:text-box>
        </draw:frame>
        <draw:frame draw:style-name="gr12" draw:text-style-name="P6" draw:layer="layout" svg:width="1.485cm" svg:height="1.576cm" svg:x="6.072cm" svg:y="8.646cm">
          <draw:text-box>
            <text:p><text:span text:style-name="T5">1kΩ</text:span></text:p>
          </draw:text-box>
        </draw:frame>
        <draw:g>
          <draw:line draw:style-name="gr5" draw:text-style-name="P3" draw:layer="layout" svg:x1="17.298cm" svg:y1="19.747cm" svg:x2="13.745cm" svg:y2="19.767cm">
            <text:p/>
          </draw:line>
          <draw:line draw:style-name="gr5" draw:text-style-name="P3" draw:layer="layout" svg:x1="17.3cm" svg:y1="19.735cm" svg:x2="13.747cm" svg:y2="19.755cm">
            <text:p/>
          </draw:line>
          <draw:line draw:style-name="gr5" draw:text-style-name="P3" draw:layer="layout" svg:x1="14.716cm" svg:y1="20.207cm" svg:x2="16.482cm" svg:y2="20.207cm">
            <text:p/>
          </draw:line>
          <draw:line draw:style-name="gr5" draw:text-style-name="P3" draw:layer="layout" svg:x1="15.192cm" svg:y1="20.6cm" svg:x2="16.041cm" svg:y2="20.6cm">
            <text:p/>
          </draw:line>
          <draw:line draw:style-name="gr5" draw:text-style-name="P3" draw:layer="layout" svg:x1="15.568cm" svg:y1="19.718cm" svg:x2="15.583cm" svg:y2="18.702cm">
            <text:p/>
          </draw:line>
        </draw:g>
        <draw:frame draw:style-name="gr13" draw:text-style-name="P4" draw:layer="layout" svg:width="1.108cm" svg:height="1.855cm" svg:x="2.377cm" svg:y="10.572cm">
          <draw:text-box>
            <text:p><text:span text:style-name="T1">V</text:span><text:span text:style-name="T2">in</text:span></text:p>
          </draw:text-box>
        </draw:frame>
        <draw:line draw:style-name="gr6" draw:text-style-name="P3" draw:layer="layout" svg:x1="7.476cm" svg:y1="14.621cm" svg:x2="7.471cm" svg:y2="18.638cm">
          <text:p/>
        </draw:line>
        <draw:line draw:style-name="gr6" draw:text-style-name="P3" draw:layer="layout" svg:x1="7.449cm" svg:y1="7.568cm" svg:x2="7.475cm" svg:y2="8.591cm">
          <text:p/>
        </draw:line>
        <draw:line draw:style-name="gr6" draw:text-style-name="P3" draw:layer="layout" svg:x1="7.474cm" svg:y1="14.65cm" svg:x2="7.501cm" svg:y2="13.088cm">
          <text:p/>
        </draw:line>
        <draw:line draw:style-name="gr6" draw:text-style-name="P3" draw:layer="layout" svg:x1="7.445cm" svg:y1="3.371cm" svg:x2="7.437cm" svg:y2="7.639cm">
          <text:p/>
        </draw:line>
        <draw:custom-shape draw:style-name="gr8" draw:text-style-name="P1" draw:layer="layout" svg:width="0.353cm" svg:height="0.356cm" svg:x="7.265cm" svg:y="3.2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5.638cm" svg:y1="8.493cm" svg:x2="18.08cm" svg:y2="8.487cm">
          <text:p/>
        </draw:line>
        <draw:g>
          <draw:glue-point draw:id="4" svg:x="-4.828cm" svg:y="-2.346cm"/>
          <draw:glue-point draw:id="5" svg:x="-4.828cm" svg:y="2.296cm"/>
          <draw:custom-shape draw:style-name="gr14" draw:text-style-name="P1" draw:layer="layout" svg:width="2.846cm" svg:height="2.608cm" draw:transform="rotate (1.5707963267949) translate (13.192cm 9.917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7" draw:layer="layout" svg:width="0.965cm" svg:height="2.63cm" svg:x="13.183cm" svg:y="7.342cm">
            <draw:text-box>
              <text:p>+</text:p>
              <text:p/>
              <text:p>-</text:p>
            </draw:text-box>
          </draw:frame>
        </draw:g>
        <draw:line draw:style-name="gr6" draw:text-style-name="P3" draw:layer="layout" svg:x1="10.514cm" svg:y1="9.322cm" svg:x2="10.539cm" svg:y2="13.077cm">
          <text:p/>
        </draw:line>
        <draw:line draw:style-name="gr6" draw:text-style-name="P3" draw:layer="layout" svg:x1="10.467cm" svg:y1="9.328cm" svg:x2="13.207cm" svg:y2="9.348cm">
          <text:p/>
        </draw:line>
        <draw:custom-shape draw:style-name="gr16" draw:text-style-name="P1" draw:layer="layout" svg:width="0.354cm" svg:height="0.357cm" svg:x="17.944cm" svg:y="8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" draw:text-style-name="P3" draw:layer="layout" svg:x1="14.066cm" svg:y1="11.869cm" svg:x2="13.877cm" svg:y2="12.208cm">
            <text:p/>
          </draw:line>
          <draw:line draw:style-name="gr5" draw:text-style-name="P3" draw:layer="layout" svg:x1="13.457cm" svg:y1="11.554cm" svg:x2="13.88cm" svg:y2="12.208cm">
            <text:p/>
          </draw:line>
          <draw:line draw:style-name="gr5" draw:text-style-name="P3" draw:layer="layout" svg:x1="12.651cm" svg:y1="11.553cm" svg:x2="12.253cm" svg:y2="12.243cm">
            <text:p/>
          </draw:line>
          <draw:line draw:style-name="gr5" draw:text-style-name="P3" draw:layer="layout" svg:x1="13.476cm" svg:y1="11.538cm" svg:x2="13.078cm" svg:y2="12.228cm">
            <text:p/>
          </draw:line>
          <draw:line draw:style-name="gr5" draw:text-style-name="P3" draw:layer="layout" svg:x1="12.635cm" svg:y1="11.557cm" svg:x2="13.058cm" svg:y2="12.211cm">
            <text:p/>
          </draw:line>
          <draw:line draw:style-name="gr5" draw:text-style-name="P3" draw:layer="layout" svg:x1="11.82cm" svg:y1="11.593cm" svg:x2="12.243cm" svg:y2="12.247cm">
            <text:p/>
          </draw:line>
          <draw:line draw:style-name="gr5" draw:text-style-name="P3" draw:layer="layout" svg:x1="11.827cm" svg:y1="11.626cm" svg:x2="11.638cm" svg:y2="11.965cm">
            <text:p/>
          </draw:line>
        </draw:g>
        <draw:line draw:style-name="gr6" draw:text-style-name="P3" draw:layer="layout" svg:x1="10.49cm" svg:y1="11.917cm" svg:x2="11.675cm" svg:y2="11.943cm">
          <text:p/>
        </draw:line>
        <draw:custom-shape draw:style-name="gr8" draw:text-style-name="P1" draw:layer="layout" svg:width="0.356cm" svg:height="0.356cm" svg:x="10.355cm" svg:y="11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9" draw:layer="layout" svg:width="2.479cm" svg:height="0.925cm" svg:x="11.858cm" svg:y="10.806cm">
          <draw:text-box>
            <text:p text:style-name="P8"><text:span text:style-name="T5">100kΩ</text:span></text:p>
          </draw:text-box>
        </draw:frame>
        <draw:g>
          <draw:line draw:style-name="gr5" draw:text-style-name="P3" draw:layer="layout" svg:x1="10.585cm" svg:y1="17.154cm" svg:x2="10.31cm" svg:y2="16.833cm">
            <text:p/>
          </draw:line>
          <draw:line draw:style-name="gr5" draw:text-style-name="P3" draw:layer="layout" svg:x1="10.85cm" svg:y1="16.139cm" svg:x2="10.31cm" svg:y2="16.841cm">
            <text:p/>
          </draw:line>
          <draw:line draw:style-name="gr5" draw:text-style-name="P3" draw:layer="layout" svg:x1="10.863cm" svg:y1="14.79cm" svg:x2="10.302cm" svg:y2="14.115cm">
            <text:p/>
          </draw:line>
          <draw:line draw:style-name="gr5" draw:text-style-name="P3" draw:layer="layout" svg:x1="10.865cm" svg:y1="16.171cm" svg:x2="10.304cm" svg:y2="15.496cm">
            <text:p/>
          </draw:line>
          <draw:line draw:style-name="gr5" draw:text-style-name="P3" draw:layer="layout" svg:x1="10.858cm" svg:y1="14.762cm" svg:x2="10.318cm" svg:y2="15.464cm">
            <text:p/>
          </draw:line>
          <draw:line draw:style-name="gr5" draw:text-style-name="P3" draw:layer="layout" svg:x1="10.839cm" svg:y1="13.396cm" svg:x2="10.299cm" svg:y2="14.098cm">
            <text:p/>
          </draw:line>
          <draw:line draw:style-name="gr5" draw:text-style-name="P3" draw:layer="layout" svg:x1="10.812cm" svg:y1="13.409cm" svg:x2="10.537cm" svg:y2="13.088cm">
            <text:p/>
          </draw:line>
        </draw:g>
        <draw:line draw:style-name="gr6" draw:text-style-name="P3" draw:layer="layout" svg:x1="10.539cm" svg:y1="17.153cm" svg:x2="10.514cm" svg:y2="18.743cm">
          <text:p/>
        </draw:line>
        <draw:frame draw:style-name="gr18" draw:text-style-name="P9" draw:layer="layout" svg:width="1.483cm" svg:height="1.575cm" svg:x="10.712cm" svg:y="14.789cm">
          <draw:text-box draw:corner-radius="0.715cm">
            <text:p text:style-name="P8"><text:span text:style-name="T5">1kΩ</text:span></text:p>
          </draw:text-box>
        </draw:frame>
        <draw:g>
          <draw:line draw:style-name="gr5" draw:text-style-name="P3" draw:layer="layout" svg:x1="17.216cm" svg:y1="10.972cm" svg:x2="17.027cm" svg:y2="11.311cm">
            <text:p/>
          </draw:line>
          <draw:line draw:style-name="gr5" draw:text-style-name="P3" draw:layer="layout" svg:x1="16.608cm" svg:y1="10.656cm" svg:x2="17.031cm" svg:y2="11.31cm">
            <text:p/>
          </draw:line>
          <draw:line draw:style-name="gr5" draw:text-style-name="P3" draw:layer="layout" svg:x1="15.803cm" svg:y1="10.655cm" svg:x2="15.405cm" svg:y2="11.345cm">
            <text:p/>
          </draw:line>
          <draw:line draw:style-name="gr5" draw:text-style-name="P3" draw:layer="layout" svg:x1="16.627cm" svg:y1="10.64cm" svg:x2="16.229cm" svg:y2="11.33cm">
            <text:p/>
          </draw:line>
          <draw:line draw:style-name="gr5" draw:text-style-name="P3" draw:layer="layout" svg:x1="15.785cm" svg:y1="10.659cm" svg:x2="16.208cm" svg:y2="11.313cm">
            <text:p/>
          </draw:line>
          <draw:line draw:style-name="gr5" draw:text-style-name="P3" draw:layer="layout" svg:x1="14.971cm" svg:y1="10.695cm" svg:x2="15.394cm" svg:y2="11.349cm">
            <text:p/>
          </draw:line>
          <draw:line draw:style-name="gr5" draw:text-style-name="P3" draw:layer="layout" svg:x1="14.978cm" svg:y1="10.728cm" svg:x2="14.789cm" svg:y2="11.067cm">
            <text:p/>
          </draw:line>
        </draw:g>
        <draw:frame draw:style-name="gr19" draw:text-style-name="P9" draw:layer="layout" svg:width="2.183cm" svg:height="1.574cm" svg:x="14.983cm" svg:y="11.187cm">
          <draw:text-box>
            <text:p text:style-name="P8"><text:span text:style-name="T5">100kΩ</text:span></text:p>
          </draw:text-box>
        </draw:frame>
        <draw:line draw:style-name="gr6" draw:text-style-name="P3" draw:layer="layout" svg:x1="14.016cm" svg:y1="11.917cm" svg:x2="14.49cm" svg:y2="11.922cm">
          <text:p/>
        </draw:line>
        <draw:line draw:style-name="gr6" draw:text-style-name="P3" draw:layer="layout" svg:x1="17.541cm" svg:y1="11.845cm" svg:x2="18.079cm" svg:y2="11.845cm">
          <text:p/>
        </draw:line>
        <draw:g>
          <draw:line draw:style-name="gr5" draw:text-style-name="P3" draw:layer="layout" svg:x1="23.716cm" svg:y1="3.424cm" svg:x2="23.442cm" svg:y2="3.791cm">
            <text:p/>
          </draw:line>
          <draw:line draw:style-name="gr5" draw:text-style-name="P3" draw:layer="layout" svg:x1="22.843cm" svg:y1="3.075cm" svg:x2="23.446cm" svg:y2="3.79cm">
            <text:p/>
          </draw:line>
          <draw:line draw:style-name="gr5" draw:text-style-name="P3" draw:layer="layout" svg:x1="21.687cm" svg:y1="3.067cm" svg:x2="21.111cm" svg:y2="3.814cm">
            <text:p/>
          </draw:line>
          <draw:line draw:style-name="gr5" draw:text-style-name="P3" draw:layer="layout" svg:x1="22.872cm" svg:y1="3.057cm" svg:x2="22.296cm" svg:y2="3.804cm">
            <text:p/>
          </draw:line>
          <draw:line draw:style-name="gr5" draw:text-style-name="P3" draw:layer="layout" svg:x1="21.662cm" svg:y1="3.071cm" svg:x2="22.265cm" svg:y2="3.786cm">
            <text:p/>
          </draw:line>
          <draw:line draw:style-name="gr5" draw:text-style-name="P3" draw:layer="layout" svg:x1="20.493cm" svg:y1="3.103cm" svg:x2="21.096cm" svg:y2="3.818cm">
            <text:p/>
          </draw:line>
          <draw:line draw:style-name="gr5" draw:text-style-name="P3" draw:layer="layout" svg:x1="20.504cm" svg:y1="3.137cm" svg:x2="20.23cm" svg:y2="3.504cm">
            <text:p/>
          </draw:line>
        </draw:g>
        <draw:line draw:style-name="gr6" draw:text-style-name="P3" draw:layer="layout" svg:x1="19.408cm" svg:y1="3.488cm" svg:x2="20.235cm" svg:y2="3.484cm">
          <text:p/>
        </draw:line>
        <draw:line draw:style-name="gr6" draw:text-style-name="P3" draw:layer="layout" svg:x1="24.521cm" svg:y1="3.473cm" svg:x2="27.854cm" svg:y2="3.479cm">
          <text:p/>
        </draw:line>
        <draw:line draw:style-name="gr6" draw:text-style-name="P3" draw:layer="layout" svg:x1="24.514cm" svg:y1="3.464cm" svg:x2="23.674cm" svg:y2="3.447cm">
          <text:p/>
        </draw:line>
        <draw:line draw:style-name="gr6" draw:text-style-name="P3" draw:layer="layout" svg:x1="18.072cm" svg:y1="3.486cm" svg:x2="19.425cm" svg:y2="3.479cm">
          <text:p/>
        </draw:line>
        <draw:frame draw:style-name="gr20" draw:text-style-name="P9" draw:layer="layout" svg:width="2.481cm" svg:height="0.926cm" svg:x="20.607cm" svg:y="2.221cm">
          <draw:text-box>
            <text:p text:style-name="P8"><text:span text:style-name="T5">1kΩ</text:span></text:p>
          </draw:text-box>
        </draw:frame>
        <draw:line draw:style-name="gr6" draw:text-style-name="P3" draw:layer="layout" svg:x1="25.806cm" svg:y1="3.409cm" svg:x2="25.781cm" svg:y2="6.495cm">
          <text:p/>
        </draw:line>
        <draw:line draw:style-name="gr6" draw:text-style-name="P3" draw:layer="layout" svg:x1="22.738cm" svg:y1="6.468cm" svg:x2="25.808cm" svg:y2="6.468cm">
          <text:p/>
        </draw:line>
        <draw:g>
          <draw:line draw:style-name="gr5" draw:text-style-name="P3" draw:layer="layout" svg:x1="21.699cm" svg:y1="10.476cm" svg:x2="23.751cm" svg:y2="10.476cm">
            <text:p/>
          </draw:line>
          <draw:line draw:style-name="gr5" draw:text-style-name="P3" draw:layer="layout" svg:x1="21.699cm" svg:y1="10.476cm" svg:x2="23.751cm" svg:y2="10.476cm">
            <text:p/>
          </draw:line>
          <draw:line draw:style-name="gr5" draw:text-style-name="P3" draw:layer="layout" svg:x1="21.699cm" svg:y1="11.141cm" svg:x2="23.751cm" svg:y2="11.141cm">
            <text:p/>
          </draw:line>
          <draw:line draw:style-name="gr5" draw:text-style-name="P3" draw:layer="layout" svg:x1="22.711cm" svg:y1="12.044cm" svg:x2="22.727cm" svg:y2="11.137cm">
            <text:p/>
          </draw:line>
          <draw:line draw:style-name="gr5" draw:text-style-name="P3" draw:layer="layout" svg:x1="22.711cm" svg:y1="10.489cm" svg:x2="22.727cm" svg:y2="9.582cm">
            <text:p/>
          </draw:line>
        </draw:g>
        <draw:g>
          <draw:line draw:style-name="gr5" draw:text-style-name="P3" draw:layer="layout" svg:x1="19.086cm" svg:y1="13.598cm" svg:x2="21.138cm" svg:y2="13.598cm">
            <text:p/>
          </draw:line>
          <draw:line draw:style-name="gr5" draw:text-style-name="P3" draw:layer="layout" svg:x1="19.086cm" svg:y1="13.598cm" svg:x2="21.138cm" svg:y2="13.598cm">
            <text:p/>
          </draw:line>
          <draw:line draw:style-name="gr5" draw:text-style-name="P3" draw:layer="layout" svg:x1="19.086cm" svg:y1="14.265cm" svg:x2="21.138cm" svg:y2="14.265cm">
            <text:p/>
          </draw:line>
          <draw:line draw:style-name="gr5" draw:text-style-name="P3" draw:layer="layout" svg:x1="20.098cm" svg:y1="15.167cm" svg:x2="20.114cm" svg:y2="14.26cm">
            <text:p/>
          </draw:line>
          <draw:line draw:style-name="gr5" draw:text-style-name="P3" draw:layer="layout" svg:x1="20.098cm" svg:y1="13.612cm" svg:x2="20.114cm" svg:y2="12.705cm">
            <text:p/>
          </draw:line>
        </draw:g>
        <draw:g>
          <draw:line draw:style-name="gr5" draw:text-style-name="P3" draw:layer="layout" svg:x1="21.698cm" svg:y1="13.598cm" svg:x2="23.75cm" svg:y2="13.598cm">
            <text:p/>
          </draw:line>
          <draw:line draw:style-name="gr5" draw:text-style-name="P3" draw:layer="layout" svg:x1="21.698cm" svg:y1="13.598cm" svg:x2="23.75cm" svg:y2="13.598cm">
            <text:p/>
          </draw:line>
          <draw:line draw:style-name="gr5" draw:text-style-name="P3" draw:layer="layout" svg:x1="21.698cm" svg:y1="14.265cm" svg:x2="23.75cm" svg:y2="14.265cm">
            <text:p/>
          </draw:line>
          <draw:line draw:style-name="gr5" draw:text-style-name="P3" draw:layer="layout" svg:x1="22.71cm" svg:y1="15.167cm" svg:x2="22.726cm" svg:y2="14.26cm">
            <text:p/>
          </draw:line>
          <draw:line draw:style-name="gr5" draw:text-style-name="P3" draw:layer="layout" svg:x1="22.71cm" svg:y1="13.612cm" svg:x2="22.726cm" svg:y2="12.705cm">
            <text:p/>
          </draw:line>
        </draw:g>
        <draw:g>
          <draw:line draw:style-name="gr5" draw:text-style-name="P3" draw:layer="layout" svg:x1="24.311cm" svg:y1="13.599cm" svg:x2="26.363cm" svg:y2="13.599cm">
            <text:p/>
          </draw:line>
          <draw:line draw:style-name="gr5" draw:text-style-name="P3" draw:layer="layout" svg:x1="24.311cm" svg:y1="13.599cm" svg:x2="26.363cm" svg:y2="13.599cm">
            <text:p/>
          </draw:line>
          <draw:line draw:style-name="gr5" draw:text-style-name="P3" draw:layer="layout" svg:x1="24.311cm" svg:y1="14.266cm" svg:x2="26.363cm" svg:y2="14.266cm">
            <text:p/>
          </draw:line>
          <draw:line draw:style-name="gr5" draw:text-style-name="P3" draw:layer="layout" svg:x1="25.323cm" svg:y1="15.168cm" svg:x2="25.339cm" svg:y2="14.261cm">
            <text:p/>
          </draw:line>
          <draw:line draw:style-name="gr5" draw:text-style-name="P3" draw:layer="layout" svg:x1="25.323cm" svg:y1="13.613cm" svg:x2="25.339cm" svg:y2="12.706cm">
            <text:p/>
          </draw:line>
        </draw:g>
        <draw:line draw:style-name="gr6" draw:text-style-name="P3" draw:layer="layout" svg:x1="20.072cm" svg:y1="12.66cm" svg:x2="25.377cm" svg:y2="12.66cm">
          <text:p/>
        </draw:line>
        <draw:line draw:style-name="gr6" draw:text-style-name="P3" draw:layer="layout" svg:x1="22.713cm" svg:y1="6.415cm" svg:x2="22.711cm" svg:y2="7.464cm">
          <text:p/>
        </draw:line>
        <draw:line draw:style-name="gr6" draw:text-style-name="P3" draw:layer="layout" svg:x1="22.711cm" svg:y1="9.106cm" svg:x2="22.711cm" svg:y2="9.753cm">
          <text:p/>
        </draw:line>
        <draw:custom-shape draw:style-name="gr8" draw:text-style-name="P1" draw:layer="layout" svg:width="0.355cm" svg:height="0.356cm" svg:x="22.549cm" svg:y="9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22.712cm" svg:y1="12.04cm" svg:x2="22.711cm" svg:y2="12.821cm">
          <text:p/>
        </draw:line>
        <draw:custom-shape draw:style-name="gr8" draw:text-style-name="P1" draw:layer="layout" svg:width="0.356cm" svg:height="0.356cm" svg:x="22.55cm" svg:y="12.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20.073cm" svg:y1="15.111cm" svg:x2="25.378cm" svg:y2="15.111cm">
          <text:p/>
        </draw:line>
        <draw:line draw:style-name="gr6" draw:text-style-name="P3" draw:layer="layout" svg:x1="22.711cm" svg:y1="15.203cm" svg:x2="22.685cm" svg:y2="18.638cm">
          <text:p/>
        </draw:line>
        <draw:custom-shape draw:style-name="gr8" draw:text-style-name="P1" draw:layer="layout" svg:width="0.356cm" svg:height="0.356cm" svg:x="22.524cm" svg:y="14.9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1.6cm" svg:height="0.926cm" svg:x="18.581cm" svg:y="12.715cm">
          <draw:text-box>
            <text:p text:style-name="P8"><text:span text:style-name="T5">1μF</text:span></text:p>
          </draw:text-box>
        </draw:frame>
        <draw:frame draw:style-name="gr22" draw:text-style-name="P9" draw:layer="layout" svg:width="2.542cm" svg:height="1.452cm" svg:x="19.738cm" svg:y="10.429cm">
          <draw:text-box>
            <text:p text:style-name="P8"><text:span text:style-name="T5">220nF</text:span></text:p>
          </draw:text-box>
        </draw:frame>
        <draw:frame draw:style-name="gr23" draw:text-style-name="P9" draw:layer="layout" svg:width="2.542cm" svg:height="1.452cm" svg:x="19.765cm" svg:y="7.657cm">
          <draw:text-box>
            <text:p text:style-name="P8"><text:span text:style-name="T5">220nF</text:span></text:p>
          </draw:text-box>
        </draw:frame>
        <draw:frame draw:style-name="gr24" draw:text-style-name="P9" draw:layer="layout" svg:width="1.598cm" svg:height="0.926cm" svg:x="21.114cm" svg:y="12.715cm">
          <draw:text-box>
            <text:p text:style-name="P8"><text:span text:style-name="T5">1μF</text:span></text:p>
          </draw:text-box>
        </draw:frame>
        <draw:frame draw:style-name="gr25" draw:text-style-name="P9" draw:layer="layout" svg:width="1.6cm" svg:height="0.926cm" svg:x="23.751cm" svg:y="12.715cm">
          <draw:text-box>
            <text:p text:style-name="P8"><text:span text:style-name="T5">1μF</text:span></text:p>
          </draw:text-box>
        </draw:frame>
        <draw:line draw:style-name="gr6" draw:text-style-name="P3" draw:layer="layout" svg:x1="14.428cm" svg:y1="12.74cm" svg:x2="14.422cm" svg:y2="11.032cm">
          <text:p/>
        </draw:line>
        <draw:custom-shape draw:style-name="gr16" draw:text-style-name="P1" draw:layer="layout" svg:width="0.355cm" svg:height="0.357cm" svg:x="14.259cm" svg:y="11.7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4.373cm" svg:y1="11.07cm" svg:x2="14.796cm" svg:y2="11.076cm">
          <text:p/>
        </draw:line>
        <draw:line draw:style-name="gr6" draw:text-style-name="P3" draw:layer="layout" svg:x1="17.117cm" svg:y1="10.994cm" svg:x2="17.566cm" svg:y2="10.999cm">
          <text:p/>
        </draw:line>
        <draw:g>
          <draw:line draw:style-name="gr5" draw:text-style-name="P3" draw:layer="layout" svg:x1="17.292cm" svg:y1="12.589cm" svg:x2="17.103cm" svg:y2="12.928cm">
            <text:p/>
          </draw:line>
          <draw:line draw:style-name="gr5" draw:text-style-name="P3" draw:layer="layout" svg:x1="16.683cm" svg:y1="12.273cm" svg:x2="17.106cm" svg:y2="12.927cm">
            <text:p/>
          </draw:line>
          <draw:line draw:style-name="gr5" draw:text-style-name="P3" draw:layer="layout" svg:x1="15.877cm" svg:y1="12.272cm" svg:x2="15.479cm" svg:y2="12.962cm">
            <text:p/>
          </draw:line>
          <draw:line draw:style-name="gr5" draw:text-style-name="P3" draw:layer="layout" svg:x1="16.702cm" svg:y1="12.257cm" svg:x2="16.304cm" svg:y2="12.947cm">
            <text:p/>
          </draw:line>
          <draw:line draw:style-name="gr5" draw:text-style-name="P3" draw:layer="layout" svg:x1="15.861cm" svg:y1="12.276cm" svg:x2="16.284cm" svg:y2="12.93cm">
            <text:p/>
          </draw:line>
          <draw:line draw:style-name="gr5" draw:text-style-name="P3" draw:layer="layout" svg:x1="15.046cm" svg:y1="12.312cm" svg:x2="15.469cm" svg:y2="12.966cm">
            <text:p/>
          </draw:line>
          <draw:line draw:style-name="gr5" draw:text-style-name="P3" draw:layer="layout" svg:x1="15.053cm" svg:y1="12.345cm" svg:x2="14.864cm" svg:y2="12.684cm">
            <text:p/>
          </draw:line>
        </draw:g>
        <draw:line draw:style-name="gr6" draw:text-style-name="P3" draw:layer="layout" svg:x1="14.449cm" svg:y1="12.687cm" svg:x2="14.872cm" svg:y2="12.693cm">
          <text:p/>
        </draw:line>
        <draw:line draw:style-name="gr6" draw:text-style-name="P3" draw:layer="layout" svg:x1="17.193cm" svg:y1="12.61cm" svg:x2="17.565cm" svg:y2="12.615cm">
          <text:p/>
        </draw:line>
        <draw:line draw:style-name="gr6" draw:text-style-name="P3" draw:layer="layout" svg:x1="17.567cm" svg:y1="10.947cm" svg:x2="17.567cm" svg:y2="12.639cm">
          <text:p/>
        </draw:line>
        <draw:frame draw:style-name="gr26" draw:text-style-name="P9" draw:layer="layout" svg:width="2.184cm" svg:height="1.575cm" svg:x="15.009cm" svg:y="12.932cm">
          <draw:text-box>
            <text:p text:style-name="P8"><text:span text:style-name="T5">100kΩ</text:span></text:p>
          </draw:text-box>
        </draw:frame>
        <draw:custom-shape draw:style-name="gr27" draw:text-style-name="P1" draw:layer="layout" svg:width="0.355cm" svg:height="0.355cm" svg:x="27.647cm" svg:y="3.3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54cm" svg:height="0.358cm" svg:x="27.622cm" svg:y="18.5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7" draw:layer="layout" svg:width="1.465cm" svg:height="1.229cm" svg:x="27.235cm" svg:y="10.308cm">
          <draw:text-box>
            <text:p>v<text:span text:style-name="T6">out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_35__20_Percent" draw:display-name="5 Percent" xlink:href="Pictures/100000000000000800000008B2AA4E6A4F6D2D73.png" xlink:type="simple" xlink:show="embed" xlink:actuate="onLoad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1cm" svg:stroke-color="#000000" draw:marker-start-width="0.38cm" draw:marker-end-width="0.38cm" draw:fill="bitmap" draw:fill-gradient-name="Gradient_20_1" draw:fill-hatch-name="Hatching_20_1" draw:fill-image-name="_35__20_Percent" style:repeat="repeat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solid" draw:fill-color="#ff972f" draw:opacity="50%" draw:shadow-opacity="50%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solid" draw:fill-color="#81d41a" draw:opacity="40%" draw:shadow-opacity="40%"/>
    </style:style>
    <style:style style:name="Untitled1" style:family="graphic" style:parent-style-name="standard">
      <style:graphic-properties draw:fill="solid" draw:fill-color="#ff6d6d" draw:fill-gradient-name="Gradient_20_3" draw:fill-hatch-name="Hatching_20_1" draw:fill-image-name="Bitmap_20_1" draw:opacity="40%" draw:shadow-opacity="4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1-06-06T11:20:54.983020700</dc:date>
    <meta:editing-duration>PT22H10M41S</meta:editing-duration>
    <meta:editing-cycles>35</meta:editing-cycles>
    <meta:generator>LibreOffice/6.4.6.2$Linux_X86_64 LibreOffice_project/40$Build-2</meta:generator>
    <meta:document-statistic meta:object-count="184"/>
  </office:meta>
</office:document-meta>
</file>